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árok1" table:style-name="ta1">
        <table:shapes>
          <draw:frame draw:z-index="0" draw:style-name="gr1" draw:text-style-name="P1" svg:width="13.051cm" svg:height="6.826cm" svg:x="13.767cm" svg:y="0.425cm">
            <draw:object draw:notify-on-update-of-ranges="Hárok1.B2:Hárok1.B14 Hárok1.C2:Hárok1.C1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4.015cm" svg:height="6.933cm" svg:x="27.754cm" svg:y="0.478cm">
            <draw:object draw:notify-on-update-of-ranges="Hárok1.C2:Hárok1.C8 Hárok1.D2:Hárok1.D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.998cm" svg:height="9.004cm" svg:x="12.362cm" svg:y="10.466cm">
            <draw:object draw:notify-on-update-of-ranges="Hárok1.B24:Hárok1.B35 Hárok1.C24:Hárok1.C35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7cm" svg:height="9.005cm" svg:x="29.544cm" svg:y="10.465cm">
            <draw:object draw:notify-on-update-of-ranges="Hárok1.C24:Hárok1.C29 Hárok1.D24:Hárok1.D2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float" office:value="4.2" calcext:value-type="float">
            <text:p>4,2</text:p>
          </table:table-cell>
          <table:table-cell table:number-columns-repeated="2"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.1" calcext:value-type="float">
            <text:p>4,1</text:p>
          </table:table-cell>
          <table:table-cell office:value-type="float" office:value="4066" calcext:value-type="float">
            <text:p>4066</text:p>
          </table:table-cell>
          <table:table-cell table:formula="of:=100/6*[.E3]" office:value-type="float" office:value="83.3333333333333" calcext:value-type="float">
            <text:p>83,33333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996" calcext:value-type="float">
            <text:p>3996</text:p>
          </table:table-cell>
          <table:table-cell table:formula="of:=100/6*[.E4]" office:value-type="float" office:value="66.6666666666667" calcext:value-type="float">
            <text:p>66,6666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.9" calcext:value-type="float">
            <text:p>3,9</text:p>
          </table:table-cell>
          <table:table-cell office:value-type="float" office:value="3891" calcext:value-type="float">
            <text:p>3891</text:p>
          </table:table-cell>
          <table:table-cell table:formula="of:=100/6*[.E5]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.8" calcext:value-type="float">
            <text:p>3,8</text:p>
          </table:table-cell>
          <table:table-cell office:value-type="float" office:value="3801" calcext:value-type="float">
            <text:p>3801</text:p>
          </table:table-cell>
          <table:table-cell table:formula="of:=100/6*[.E6]" office:value-type="float" office:value="33.3333333333333" calcext:value-type="float">
            <text:p>33,3333333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.7" calcext:value-type="float">
            <text:p>3,7</text:p>
          </table:table-cell>
          <table:table-cell office:value-type="float" office:value="3699" calcext:value-type="float">
            <text:p>3699</text:p>
          </table:table-cell>
          <table:table-cell table:formula="of:=100/6*[.E7]" office:value-type="float" office:value="16.6666666666667" calcext:value-type="float">
            <text:p>16,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.6" calcext:value-type="float">
            <text:p>3,6</text:p>
          </table:table-cell>
          <table:table-cell office:value-type="float" office:value="3592" calcext:value-type="float">
            <text:p>3592</text:p>
          </table:table-cell>
          <table:table-cell table:formula="of:=100/6*[.E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3504" calcext:value-type="float">
            <text:p>350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4" calcext:value-type="float">
            <text:p>3,4</text:p>
          </table:table-cell>
          <table:table-cell office:value-type="float" office:value="3391" calcext:value-type="float">
            <text:p>339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3" calcext:value-type="float">
            <text:p>3,3</text:p>
          </table:table-cell>
          <table:table-cell office:value-type="float" office:value="3314" calcext:value-type="float">
            <text:p>331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19999999999999" calcext:value-type="float">
            <text:p>3,2</text:p>
          </table:table-cell>
          <table:table-cell office:value-type="float" office:value="3220" calcext:value-type="float">
            <text:p>322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09999999999999" calcext:value-type="float">
            <text:p>3,1</text:p>
          </table:table-cell>
          <table:table-cell office:value-type="float" office:value="3134" calcext:value-type="float">
            <text:p>3134</text:p>
          </table:table-cell>
          <table:table-cell table:number-columns-repeated="2"/>
        </table:table-row>
        <table:table-row table:style-name="ro1" table:number-rows-repeated="10">
          <table:table-cell table:number-columns-repeated="5"/>
        </table:table-row>
        <table:table-row table:style-name="ro1">
          <table:table-cell/>
          <table:table-cell office:value-type="float" office:value="4.2" calcext:value-type="float">
            <text:p>4,2</text:p>
          </table:table-cell>
          <table:table-cell office:value-type="float" office:value="2642" calcext:value-type="float">
            <text:p>2642</text:p>
          </table:table-cell>
          <table:table-cell table:formula="of:=100/6*[.E24]" office:value-type="float" office:value="100" calcext:value-type="float">
            <text:p>10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4.1" calcext:value-type="float">
            <text:p>4,1</text:p>
          </table:table-cell>
          <table:table-cell office:value-type="float" office:value="2583" calcext:value-type="float">
            <text:p>2583</text:p>
          </table:table-cell>
          <table:table-cell table:formula="of:=100/6*[.E25]" office:value-type="float" office:value="83.3333333333333" calcext:value-type="float">
            <text:p>83,333333333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2538" calcext:value-type="float">
            <text:p>2538</text:p>
          </table:table-cell>
          <table:table-cell table:formula="of:=100/6*[.E26]" office:value-type="float" office:value="66.6666666666667" calcext:value-type="float">
            <text:p>66,666666666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3.9" calcext:value-type="float">
            <text:p>3,9</text:p>
          </table:table-cell>
          <table:table-cell office:value-type="float" office:value="2477" calcext:value-type="float">
            <text:p>2477</text:p>
          </table:table-cell>
          <table:table-cell table:formula="of:=100/6*[.E27]"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float" office:value="3.8" calcext:value-type="float">
            <text:p>3,8</text:p>
          </table:table-cell>
          <table:table-cell office:value-type="float" office:value="2417" calcext:value-type="float">
            <text:p>2417</text:p>
          </table:table-cell>
          <table:table-cell table:formula="of:=100/6*[.E28]" office:value-type="float" office:value="33.3333333333333" calcext:value-type="float">
            <text:p>33,33333333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float" office:value="3.7" calcext:value-type="float">
            <text:p>3,7</text:p>
          </table:table-cell>
          <table:table-cell office:value-type="float" office:value="2355" calcext:value-type="float">
            <text:p>2355</text:p>
          </table:table-cell>
          <table:table-cell table:formula="of:=100/6*[.E29]" office:value-type="float" office:value="16.6666666666667" calcext:value-type="float">
            <text:p>16,666666666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3.6" calcext:value-type="float">
            <text:p>3,6</text:p>
          </table:table-cell>
          <table:table-cell office:value-type="float" office:value="2296" calcext:value-type="float">
            <text:p>2296</text:p>
          </table:table-cell>
          <table:table-cell table:formula="of:=100/6*[.E30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.5" calcext:value-type="float">
            <text:p>3,5</text:p>
          </table:table-cell>
          <table:table-cell office:value-type="float" office:value="2235" calcext:value-type="float">
            <text:p>2235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4" calcext:value-type="float">
            <text:p>3,4</text:p>
          </table:table-cell>
          <table:table-cell office:value-type="float" office:value="2171" calcext:value-type="float">
            <text:p>2171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3" calcext:value-type="float">
            <text:p>3,3</text:p>
          </table:table-cell>
          <table:table-cell office:value-type="float" office:value="2154" calcext:value-type="float">
            <text:p>21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19999999999999" calcext:value-type="float">
            <text:p>3,2</text:p>
          </table:table-cell>
          <table:table-cell office:value-type="float" office:value="2154" calcext:value-type="float">
            <text:p>2154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09999999999999" calcext:value-type="float">
            <text:p>3,1</text:p>
          </table:table-cell>
          <table:table-cell office:value-type="float" office:value="2154" calcext:value-type="float">
            <text:p>2154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sk" fo:country="SK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k" fo:country="SK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a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9">00.00.0000</text:date>, <text:time style:data-style-name="N2" text:time-value="12:16:17.196345333">00:00:00</text:time></text:p>
        </style:region-right>
      </style:header>
      <style:header-left style:display="false"/>
      <style:footer>
        <text:p>Stra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9T12:16:22.542521381</meta:creation-date>
    <meta:editing-duration>PT3M12S</meta:editing-duration>
    <meta:editing-cycles>2</meta:editing-cycles>
    <meta:generator>LibreOffice/4.2.8.2$Linux_x86 LibreOffice_project/420m0$Build-2</meta:generator>
    <meta:initial-creator>František Horínek</meta:initial-creator>
    <dc:date>2015-05-29T12:35:58.786869015</dc:date>
    <dc:creator>František Horínek</dc:creator>
    <meta:document-statistic meta:table-count="1" meta:cell-count="74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3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052cm" svg:height="6.827cm" xlink:href=".." xlink:type="simple" chart:class="chart:scatter" chart:style-name="ch1">
        <chart:legend chart:legend-position="end" svg:x="10.385cm" svg:y="3.114cm" style:legend-expansion="high" chart:style-name="ch2"/>
        <chart:plot-area chart:style-name="ch3" table:cell-range-address="Hárok1.B2:Hárok1.C14" svg:x="0.261cm" svg:y="0.136cm" svg:width="9.863cm" svg:height="6.555cm">
          <chartooo:coordinate-region svg:x="1.254cm" svg:y="0.336cm" svg:width="8.631cm" svg:height="5.70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árok1.C2:Hárok1.C14" chart:class="chart:scatter">
            <chart:domain table:cell-range-address="Hárok1.B2:Hárok1.B14"/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ĺpec B</text:p>
              </table:table-cell>
              <table:table-cell office:value-type="string">
                <text:p>Stĺpec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2">
                <text:p>4.2</text:p>
                <draw:g>
                  <svg:desc>Hárok1.B2:Hárok1.B14</svg:desc>
                </draw:g>
              </table:table-cell>
              <table:table-cell office:value-type="float" office:value="NaN">
                <text:p>NaN</text:p>
                <draw:g>
                  <svg:desc>Hárok1.C2:Hárok1.C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1">
                <text:p>4.1</text:p>
              </table:table-cell>
              <table:table-cell office:value-type="float" office:value="4066">
                <text:p>406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996">
                <text:p>39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">
                <text:p>3.9</text:p>
              </table:table-cell>
              <table:table-cell office:value-type="float" office:value="3891">
                <text:p>38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8">
                <text:p>3.8</text:p>
              </table:table-cell>
              <table:table-cell office:value-type="float" office:value="3801">
                <text:p>38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7">
                <text:p>3.7</text:p>
              </table:table-cell>
              <table:table-cell office:value-type="float" office:value="3699">
                <text:p>36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">
                <text:p>3.6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3504">
                <text:p>35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">
                <text:p>3.4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">
                <text:p>3.3</text:p>
              </table:table-cell>
              <table:table-cell office:value-type="float" office:value="3314">
                <text:p>33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3220">
                <text:p>32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3134">
                <text:p>31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4.016cm" svg:height="6.934cm" xlink:href=".." xlink:type="simple" chart:class="chart:scatter" chart:style-name="ch1">
        <chart:legend chart:legend-position="end" svg:x="9.734cm" svg:y="2.919cm" style:legend-expansion="high" chart:style-name="ch2"/>
        <chart:plot-area chart:style-name="ch3" table:cell-range-address="Hárok1.C2:Hárok1.D8" svg:x="0.28cm" svg:y="0.138cm" svg:width="9.175cm" svg:height="6.658cm">
          <chartooo:coordinate-region svg:x="0.901cm" svg:y="0.338cm" svg:width="8.182cm" svg:height="5.81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árok1.D2:Hárok1.D8" chart:class="chart:scatter">
            <chart:domain table:cell-range-address="Hárok1.C2:Hárok1.C8"/>
            <chart:regression-curve chart:style-name="ch7">
              <chart:equation chart:display-equation="true" chart:display-r-square="true" svg:x="0.987cm" svg:y="0.408cm"/>
            </chart:regression-curve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ĺpec C</text:p>
              </table:table-cell>
              <table:table-cell office:value-type="string">
                <text:p>Stĺpec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Hárok1.C2:Hárok1.C8</svg:desc>
                </draw:g>
              </table:table-cell>
              <table:table-cell office:value-type="float" office:value="NaN">
                <text:p>NaN</text:p>
                <draw:g>
                  <svg:desc>Hárok1.D2:Hárok1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066">
                <text:p>4066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996">
                <text:p>3996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891">
                <text:p>389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801">
                <text:p>3801</text:p>
              </table:table-cell>
              <table:table-cell office:value-type="float" office:value="33.3333333333333">
                <text:p>33.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99">
                <text:p>3699</text:p>
              </table:table-cell>
              <table:table-cell office:value-type="float" office:value="16.6666666666667">
                <text:p>16.66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92">
                <text:p>3592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00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5cm" xlink:href=".." xlink:type="simple" chart:class="chart:scatter" chart:style-name="ch1">
        <chart:legend chart:legend-position="end" svg:x="13.331cm" svg:y="4.203cm" style:legend-expansion="high" chart:style-name="ch2"/>
        <chart:plot-area chart:style-name="ch3" table:cell-range-address="Hárok1.B24:Hárok1.C35" svg:x="0.319cm" svg:y="0.18cm" svg:width="12.694cm" svg:height="8.645cm">
          <chartooo:coordinate-region svg:x="1.312cm" svg:y="0.38cm" svg:width="11.461cm" svg:height="7.7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Hárok1.C24:Hárok1.C35" chart:class="chart:scatter">
            <chart:domain table:cell-range-address="Hárok1.B24:Hárok1.B35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ĺpec B</text:p>
              </table:table-cell>
              <table:table-cell office:value-type="string">
                <text:p>Stĺpec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2">
                <text:p>4.2</text:p>
                <draw:g>
                  <svg:desc>Hárok1.B24:Hárok1.B35</svg:desc>
                </draw:g>
              </table:table-cell>
              <table:table-cell office:value-type="float" office:value="2642">
                <text:p>2642</text:p>
                <draw:g>
                  <svg:desc>Hárok1.C24:Hárok1.C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1">
                <text:p>4.1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538">
                <text:p>25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">
                <text:p>3.9</text:p>
              </table:table-cell>
              <table:table-cell office:value-type="float" office:value="2477">
                <text:p>247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8">
                <text:p>3.8</text:p>
              </table:table-cell>
              <table:table-cell office:value-type="float" office:value="2417">
                <text:p>24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7">
                <text:p>3.7</text:p>
              </table:table-cell>
              <table:table-cell office:value-type="float" office:value="2355">
                <text:p>235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6">
                <text:p>3.6</text:p>
              </table:table-cell>
              <table:table-cell office:value-type="float" office:value="2296">
                <text:p>229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2235">
                <text:p>2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">
                <text:p>3.4</text:p>
              </table:table-cell>
              <table:table-cell office:value-type="float" office:value="2171">
                <text:p>21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3">
                <text:p>3.3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2154">
                <text:p>2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2154">
                <text:p>215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legend chart:legend-position="end" svg:x="11.717cm" svg:y="3.955cm" style:legend-expansion="high" chart:style-name="ch2"/>
        <chart:plot-area chart:style-name="ch3" table:cell-range-address="Hárok1.C24:Hárok1.D29" svg:x="0.319cm" svg:y="0.18cm" svg:width="11.079cm" svg:height="8.646cm">
          <chartooo:coordinate-region svg:x="1.126cm" svg:y="0.379cm" svg:width="9.9cm" svg:height="7.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árok1.D24:Hárok1.D29" chart:class="chart:scatter">
            <chart:domain table:cell-range-address="Hárok1.C24:Hárok1.C29"/>
            <chart:regression-curve chart:style-name="ch7">
              <chart:equation chart:display-equation="true" chart:display-r-square="true" svg:x="1.363cm" svg:y="0.734cm"/>
            </chart:regression-curve>
            <chart:data-point chart:repeated="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ĺpec C</text:p>
              </table:table-cell>
              <table:table-cell office:value-type="string">
                <text:p>Stĺpec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42">
                <text:p>2642</text:p>
                <draw:g>
                  <svg:desc>Hárok1.C24:Hárok1.C29</svg:desc>
                </draw:g>
              </table:table-cell>
              <table:table-cell office:value-type="float" office:value="100">
                <text:p>100</text:p>
                <draw:g>
                  <svg:desc>Hárok1.D24:Hárok1.D2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583">
                <text:p>2583</text:p>
              </table:table-cell>
              <table:table-cell office:value-type="float" office:value="83.3333333333333">
                <text:p>83.33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538">
                <text:p>2538</text:p>
              </table:table-cell>
              <table:table-cell office:value-type="float" office:value="66.6666666666667">
                <text:p>66.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477">
                <text:p>2477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417">
                <text:p>2417</text:p>
              </table:table-cell>
              <table:table-cell office:value-type="float" office:value="33.3333333333333">
                <text:p>33.3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355">
                <text:p>2355</text:p>
              </table:table-cell>
              <table:table-cell office:value-type="float" office:value="16.6666666666667">
                <text:p>16.666666666666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